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1pt" officeooo:rsid="002e37d3" officeooo:paragraph-rsid="0022af44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officeooo:rsid="002e37d3" officeooo:paragraph-rsid="0025565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officeooo:rsid="00300da3" officeooo:paragraph-rsid="0022af4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officeooo:rsid="00300da3" officeooo:paragraph-rsid="0025565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officeooo:rsid="002d6582" officeooo:paragraph-rsid="0022af4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officeooo:rsid="002be42f" officeooo:paragraph-rsid="0022af44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1pt" officeooo:rsid="002be42f" officeooo:paragraph-rsid="0022af4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235785" officeooo:paragraph-rsid="0022af44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officeooo:rsid="0023e1dc" officeooo:paragraph-rsid="0022af44" style:font-size-asian="11pt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1pt" officeooo:rsid="002772db" officeooo:paragraph-rsid="0022af44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2772db" officeooo:paragraph-rsid="0022af44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officeooo:paragraph-rsid="0022af44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officeooo:paragraph-rsid="002655d6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officeooo:paragraph-rsid="002655d6" style:font-size-asian="11pt" style:font-size-complex="11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1pt" officeooo:rsid="002d6582" officeooo:paragraph-rsid="0022af44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1pt" officeooo:rsid="002d6582" officeooo:paragraph-rsid="0025565e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2d6582" officeooo:paragraph-rsid="0022af4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2d6582" officeooo:paragraph-rsid="0025565e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2pt" officeooo:paragraph-rsid="0022af44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officeooo:rsid="001f5d19" officeooo:paragraph-rsid="0022af4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f5d19" officeooo:paragraph-rsid="0022af44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officeooo:rsid="001fce78" officeooo:paragraph-rsid="0022af4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fce78" officeooo:paragraph-rsid="0022af44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officeooo:rsid="00201847" officeooo:paragraph-rsid="0022af4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201847" officeooo:paragraph-rsid="0022af44" style:font-size-asian="12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officeooo:rsid="00235785" officeooo:paragraph-rsid="0022af44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35785" officeooo:paragraph-rsid="0022af44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officeooo:rsid="00284e42"/>
    </style:style>
    <style:style style:name="T3" style:family="text">
      <style:text-properties style:text-position="super 58%" style:font-name="Liberation Serif" officeooo:rsid="003418a0"/>
    </style:style>
    <style:style style:name="T4" style:family="text">
      <style:text-properties style:font-name="Liberation Serif1" officeooo:rsid="0029f8c7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be42f"/>
    </style:style>
    <style:style style:name="T7" style:family="text">
      <style:text-properties style:font-name="Liberation Serif" officeooo:rsid="0029f8c7"/>
    </style:style>
    <style:style style:name="T8" style:family="text">
      <style:text-properties style:font-name="Liberation Serif" officeooo:rsid="002d3867"/>
    </style:style>
    <style:style style:name="T9" style:family="text">
      <style:text-properties style:font-name="Liberation Serif" officeooo:rsid="002e37d3"/>
    </style:style>
    <style:style style:name="T10" style:family="text">
      <style:text-properties style:font-name="Liberation Serif" officeooo:rsid="00300da3"/>
    </style:style>
    <style:style style:name="T11" style:family="text">
      <style:text-properties style:font-name="Liberation Serif" officeooo:rsid="00284e42"/>
    </style:style>
    <style:style style:name="T12" style:family="text">
      <style:text-properties style:font-name="Liberation Serif" officeooo:rsid="0030226e"/>
    </style:style>
    <style:style style:name="T13" style:family="text">
      <style:text-properties style:font-name="Liberation Serif" officeooo:rsid="003418a0"/>
    </style:style>
    <style:style style:name="T14" style:family="text">
      <style:text-properties style:font-name="Liberation Serif" officeooo:rsid="0025565e"/>
    </style:style>
    <style:style style:name="T15" style:family="text">
      <style:text-properties style:font-name="Liberation Serif" officeooo:rsid="002655d6"/>
    </style:style>
    <style:style style:name="T16" style:family="text">
      <style:text-properties style:font-name="Liberation Serif" officeooo:rsid="0027c4ad"/>
    </style:style>
    <style:style style:name="T17" style:family="text">
      <style:text-properties officeooo:rsid="0030983b"/>
    </style:style>
    <style:style style:name="T18" style:family="text">
      <style:text-properties officeooo:rsid="0021c3e0"/>
    </style:style>
    <style:style style:name="T19" style:family="text">
      <style:text-properties officeooo:rsid="002319ef"/>
    </style:style>
    <style:style style:name="T20" style:family="text">
      <style:text-properties officeooo:rsid="00244983"/>
    </style:style>
    <style:style style:name="T21" style:family="text">
      <style:text-properties officeooo:rsid="00284e42"/>
    </style:style>
    <style:style style:name="T22" style:family="text">
      <style:text-properties officeooo:rsid="002420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ssignment #<text:variable-set text:name="Assignment" office:value-type="float" office:value="8.05" style:data-style-name="N0">8.05</text:variable-set>: <text:span text:style-name="T17">Angular Velocity and Acceleration</text:span></text:p>
      <text:p text:style-name="P19"/>
      <text:list xml:id="list4224580683929603858" text:style-name="L1">
        <text:list-item>
          <text:p text:style-name="P20">A man pushes a wheelbarrow a distance of 2<text:span text:style-name="T22">1</text:span>m. <text:s/>The wheel has a radius of 0.1 m. </text:p>
          <text:list>
            <text:list-item>
              <text:p text:style-name="P20">What is the angular displacement of the wheel?</text:p>
            </text:list-item>
          </text:list>
        </text:list-item>
      </text:list>
      <text:p text:style-name="P21"/>
      <text:p text:style-name="P21"/>
      <text:p text:style-name="P21"/>
      <text:list xml:id="list72642756059751" text:continue-numbering="true" text:style-name="L1">
        <text:list-item>
          <text:list>
            <text:list-item>
              <text:p text:style-name="P20">How many rotations does the wheel make?</text:p>
            </text:list-item>
          </text:list>
        </text:list-item>
      </text:list>
      <text:p text:style-name="P21"/>
      <text:p text:style-name="P21"/>
      <text:p text:style-name="P21"/>
      <text:p text:style-name="P21"/>
      <text:list xml:id="list72642644947275" text:continue-numbering="true" text:style-name="L1">
        <text:list-item>
          <text:p text:style-name="P20">A car travels at 60 mph (26.8224 m/s). <text:s/>Its wheels have a radius of 0.21 m. <text:s/>What is the angular velocity of the wheel?</text:p>
        </text:list-item>
      </text:list>
      <text:p text:style-name="P21"/>
      <text:p text:style-name="P21"/>
      <text:p text:style-name="P21"/>
      <text:p text:style-name="P21"/>
      <text:p text:style-name="P21"/>
      <text:list xml:id="list72644344927935" text:continue-numbering="true" text:style-name="L1">
        <text:list-item>
          <text:p text:style-name="P22">A train starts from a stop and accelerates forward at a rate of 0.2<text:span text:style-name="T22">3</text:span> m/s<text:span text:style-name="T1">2</text:span>. <text:s/>The wheels have a radius of 0.5 m. <text:s/>What is the angular acceleration of the wheels?</text:p>
        </text:list-item>
      </text:list>
      <text:p text:style-name="P23"/>
      <text:p text:style-name="P23"/>
      <text:p text:style-name="P23"/>
      <text:p text:style-name="P23"/>
      <text:p text:style-name="P23"/>
      <text:list xml:id="list72643721753934" text:continue-numbering="true" text:style-name="L1">
        <text:list-item>
          <text:p text:style-name="P24">A marble rolls <text:span text:style-name="T18">to the right </text:span>along a flat surface at a constant speed of 0.<text:span text:style-name="T22">5</text:span> m/s. <text:s/>The marble has a radius of 0.01m. <text:s/></text:p>
          <text:list>
            <text:list-item>
              <text:p text:style-name="P24">What is the angular <text:span text:style-name="T19">velocity</text:span> of the marble?</text:p>
            </text:list-item>
          </text:list>
        </text:list-item>
      </text:list>
      <text:p text:style-name="P25"/>
      <text:p text:style-name="P25"/>
      <text:p text:style-name="P25"/>
      <text:p text:style-name="P25"/>
      <text:list xml:id="list72643201431523" text:continue-numbering="true" text:style-name="L1">
        <text:list-item>
          <text:list>
            <text:list-item>
              <text:p text:style-name="P26">How far does the marble roll in 10 seconds?</text:p>
            </text:list-item>
          </text:list>
        </text:list-item>
      </text:list>
      <text:p text:style-name="P27"/>
      <text:p text:style-name="P27"/>
      <text:p text:style-name="P27"/>
      <text:p text:style-name="P27"/>
      <text:list xml:id="list72644392764475" text:continue-numbering="true" text:style-name="L1">
        <text:list-item>
          <text:list>
            <text:list-item>
              <text:p text:style-name="P26">What is the angular displacement of the marble after 10 seconds?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72642428551891" text:continue-numbering="true" text:style-name="L1">
        <text:list-item>
          <text:p text:style-name="P9"><text:soft-page-break/>Dorian <text:span text:style-name="T20">is riding his bicycle, which has 26-inch (66.04 cm) diameter wheels. <text:s/>He starts from a stop and accelerates to a speed of 15 m/s in 9 seconds. <text:s/></text:span></text:p>
          <text:list>
            <text:list-item>
              <text:p text:style-name="P10">What is Dorian's (linear) acceleration?</text:p>
            </text:list-item>
          </text:list>
        </text:list-item>
      </text:list>
      <text:p text:style-name="P11"/>
      <text:p text:style-name="P11"/>
      <text:p text:style-name="P11"/>
      <text:list xml:id="list72642607304985" text:continue-numbering="true" text:style-name="L1">
        <text:list-item>
          <text:list>
            <text:list-item>
              <text:p text:style-name="P10">What is the angular acceleration of the wheels? </text:p>
            </text:list-item>
          </text:list>
        </text:list-item>
      </text:list>
      <text:p text:style-name="P11"/>
      <text:p text:style-name="P11"/>
      <text:p text:style-name="P11"/>
      <text:list xml:id="list72642940513199" text:continue-numbering="true" text:style-name="L1">
        <text:list-item>
          <text:list>
            <text:list-item>
              <text:p text:style-name="P10">What is the final angular speed of the wheels?</text:p>
            </text:list-item>
          </text:list>
        </text:list-item>
      </text:list>
      <text:p text:style-name="P11"/>
      <text:p text:style-name="P11"/>
      <text:p text:style-name="P11"/>
      <text:list xml:id="list72643187545261" text:continue-numbering="true" text:style-name="L1">
        <text:list-item>
          <text:p text:style-name="P12"><text:span text:style-name="T21">El Paso, Texas, is located at </text:span>31.7619<text:span text:style-name="T4">°</text:span><text:span text:style-name="T7">N. <text:s/></text:span><text:span text:style-name="T8">Yellowknife, Northwest Territories, Canada, is located at 62.4540°N. <text:s/></text:span></text:p>
          <text:list>
            <text:list-item>
              <text:p text:style-name="P16"><text:span text:style-name="T8">Is a person in El Paso traveling with greater, lesser, or the same </text:span><text:span text:style-name="T9">angular velocity as a person </text:span><text:span text:style-name="T14">at the equator? </text:span></text:p>
            </text:list-item>
          </text:list>
        </text:list-item>
      </text:list>
      <text:p text:style-name="P2"/>
      <text:p text:style-name="P18"><text:span text:style-name="T9"><text:tab/><text:tab/>_____</text:span><text:span text:style-name="T10">Greater<text:tab/><text:tab/>_____ Lesser<text:tab/><text:tab/>_____The Same</text:span></text:p>
      <text:p text:style-name="P4"><text:tab/> <text:s text:c="3"/>Justify your answer.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list xml:id="list72643345647237" text:continue-numbering="true" text:style-name="L1">
        <text:list-item>
          <text:list>
            <text:list-item>
              <text:p text:style-name="P15"><text:span text:style-name="T8">I</text:span><text:span text:style-name="T5">s a person in El Paso traveling with greater, lesser, or the same </text:span><text:span text:style-name="T16">linear</text:span><text:span text:style-name="T9"> velocity as a person in Yellowknife?</text:span></text:p>
            </text:list-item>
          </text:list>
        </text:list-item>
      </text:list>
      <text:p text:style-name="P1"/>
      <text:p text:style-name="P17"><text:span text:style-name="T9"><text:tab/><text:tab/>_____</text:span><text:span text:style-name="T10">Greater<text:tab/><text:tab/>_____ Lesser<text:tab/><text:tab/>_____The Same</text:span></text:p>
      <text:p text:style-name="P3"><text:tab/> <text:s text:c="3"/>Justify your answer.</text:p>
      <text:p text:style-name="P1"/>
      <text:p text:style-name="P5"/>
      <text:p text:style-name="P5"/>
      <text:list xml:id="list72643126065253" text:continue-numbering="true" text:style-name="L1">
        <text:list-item>
          <text:list>
            <text:list-item>
              <text:p text:style-name="P13"><text:span text:style-name="T11">The earth spins with an angular velocity of 7.2921159 × 10</text:span><text:span text:style-name="T2">−5</text:span><text:span text:style-name="T11"> <text:s/>rad/s, </text:span><text:span text:style-name="T13">and its equatorial radius is 6.371x10</text:span><text:span text:style-name="T3">6</text:span><text:span text:style-name="T13"> m</text:span><text:span text:style-name="T11">. </text:span><text:span text:style-name="T15">What is the speed that a person at the equator is moving due to the rotation of the earth?</text:span></text:p>
            </text:list-item>
          </text:list>
        </text:list-item>
      </text:list>
      <text:p text:style-name="P14"><text:span text:style-name="T11"/></text:p>
      <text:p text:style-name="P14"><text:span text:style-name="T11"/></text:p>
      <text:list xml:id="list72644354658419" text:continue-numbering="true" text:style-name="L1">
        <text:list-item>
          <text:list>
            <text:list-item>
              <text:p text:style-name="P13"><text:span text:style-name="T6">What is the speed that a person in El Paso is </text:span><text:span text:style-name="T15">moving</text:span><text:span text:style-name="T6"> due to the rotation of the earth? 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2642830591786" text:continue-numbering="true" text:style-name="L1">
        <text:list-item>
          <text:list>
            <text:list-item>
              <text:p text:style-name="P12"><text:span text:style-name="T6">What is the speed that a person in </text:span><text:span text:style-name="T12">Yellowknife</text:span><text:span text:style-name="T6"> is </text:span><text:span text:style-name="T15">moving</text:span><text:span text:style-name="T6"> due to the rotation of the earth? </text:span></text:p>
            </text:list-item>
          </text:list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2-01T07:26:42.285378263" text:date-adjust="PT24H00M00S">02/02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0778253</meta:creation-date>
    <meta:editing-duration>PT13M28S</meta:editing-duration>
    <meta:editing-cycles>12</meta:editing-cycles>
    <meta:generator>LibreOffice/4.3.7.2$Linux_X86_64 LibreOffice_project/430$Build-2</meta:generator>
    <dc:date>2017-02-01T07:26:42.221127210</dc:date>
    <meta:document-statistic meta:table-count="0" meta:image-count="2" meta:object-count="0" meta:page-count="2" meta:paragraph-count="26" meta:word-count="369" meta:character-count="2014" meta:non-whitespace-character-count="1618"/>
  </office:meta>
</office:document-meta>
</file>